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-linejoin="round" svg:stroke-linecap="round" draw:textarea-vertical-align="middle"/>
    </style:style>
    <style:style style:name="gr2" style:family="graphic" style:parent-style-name="standard">
      <style:graphic-properties draw:textarea-vertical-align="middle" style:protect="position size"/>
    </style:style>
    <style:style style:name="gr3" style:family="graphic" style:parent-style-name="standard">
      <style:graphic-properties draw:fill-color="#ff9900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528cm"/>
    </style:style>
    <style:style style:name="gr5" style:family="graphic" style:parent-style-name="standard">
      <style:graphic-properties draw:stroke="none" svg:stroke-color="#000000" draw:fill="none" draw:fill-color="#ffffff" fo:min-height="1.274cm"/>
    </style:style>
    <style:style style:name="gr6" style:family="graphic" style:parent-style-name="standard">
      <style:graphic-properties draw:textarea-vertical-align="top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02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standard">
      <style:graphic-properties draw:fill-color="#ffd32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eeeee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color="#004586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eeeeee"/>
    </style:style>
    <style:style style:name="T4" style:family="text">
      <style:text-properties fo:color="#004586" fo:font-weight="bold" style:font-weight-asian="bold" style:font-weight-complex="bold"/>
    </style:style>
    <style:style style:name="T5" style:family="text">
      <style:text-properties fo:color="#004586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8.955cm" svg:height="15.367cm" svg:x="1.635cm" svg:y="4.094cm">
          <text:p text:style-name="P1">Background image with language letters</text:p>
          <text:p text:style-name="P1">Intro to the site</text:p>
          <text:p text:style-name="P1"/>
        </draw:rect>
        <draw:rect draw:style-name="gr2" draw:text-style-name="P1" draw:layer="layout" svg:width="19.028cm" svg:height="1.524cm" svg:x="1.562cm" svg:y="4.021cm">
          <text:p text:style-name="P1"><text:span text:style-name="T1">Logo</text:span> <text:s/><text:span text:style-name="T2">Language</text:span> <text:span text:style-name="T2">ContactUs</text:span> <text:span text:style-name="T2">Feedback and suggestions</text:span> <text:s text:c="17"/></text:p>
        </draw:rect>
        <draw:rect draw:style-name="gr3" draw:text-style-name="P2" draw:layer="layout" svg:width="6.731cm" svg:height="1.397cm" svg:x="7.604cm" svg:y="13.7cm">
          <text:p text:style-name="P1"><text:span text:style-name="T3">Start Learning</text:span></text:p>
        </draw:rect>
        <draw:frame draw:style-name="gr4" draw:layer="layout" svg:width="13.843cm" svg:height="1.778cm" svg:x="3.54cm" svg:y="1.635cm">
          <draw:text-box>
            <text:p>Home page (index.html)</text:p>
          </draw:text-box>
        </draw:frame>
      </draw:page>
      <draw:page draw:name="page2" draw:style-name="dp1" draw:master-page-name="Default">
        <draw:frame draw:style-name="gr5" draw:layer="layout" svg:width="14.478cm" svg:height="1.524cm" svg:x="3.413cm" svg:y="1.381cm">
          <draw:text-box>
            <text:p>Language.html</text:p>
          </draw:text-box>
        </draw:frame>
        <draw:rect draw:style-name="gr6" draw:text-style-name="P3" draw:layer="layout" svg:width="18.288cm" svg:height="9.017cm" svg:x="1.635cm" svg:y="2.959cm">
          <text:p text:style-name="P3"/>
          <text:p text:style-name="P3"/>
          <text:p text:style-name="P3">Languages covered here are</text:p>
          <text:p text:style-name="P3"/>
          <text:p text:style-name="P3"/>
        </draw:rect>
        <draw:rect draw:style-name="gr7" draw:text-style-name="P1" draw:layer="layout" svg:width="18.289cm" svg:height="1.297cm" draw:transform="skewX (0.0092502450355682) rotate (0.0094247779607676) translate (1.635cm 2.892cm)">
          <text:p text:style-name="P1"><text:span text:style-name="T1">Logo</text:span> <text:s/><text:span text:style-name="T2">Language</text:span> <text:span text:style-name="T2">ContactUs</text:span> <text:span text:style-name="T2">Feedback and suggestions</text:span> <text:s text:c="11"/></text:p>
        </draw:rect>
        <draw:rect draw:style-name="gr3" draw:text-style-name="P4" draw:layer="layout" svg:width="5.08cm" svg:height="3.048cm" svg:x="2.016cm" svg:y="6.261cm">
          <text:p text:style-name="P1"><text:span text:style-name="T4">Tamil</text:span></text:p>
          <text:p text:style-name="P1"><text:span text:style-name="T5">(tamil/index.html</text:span><text:span text:style-name="T4">)</text:span></text:p>
        </draw:rect>
        <draw:rect draw:style-name="gr3" draw:text-style-name="P4" draw:layer="layout" svg:width="5.08cm" svg:height="3.048cm" svg:x="8.112cm" svg:y="6.261cm">
          <text:p text:style-name="P1"><text:span text:style-name="T4">Hindi</text:span></text:p>
          <text:p text:style-name="P1"><text:span text:style-name="T5">(Hindi/index.html)</text:span></text:p>
        </draw:rect>
        <draw:rect draw:style-name="gr3" draw:text-style-name="P4" draw:layer="layout" svg:width="5.08cm" svg:height="3.048cm" svg:x="14.589cm" svg:y="6.134cm">
          <text:p text:style-name="P1"><text:span text:style-name="T4">Kannada</text:span></text:p>
          <text:p text:style-name="P1"><text:span text:style-name="T5">(Kannada/index.html)</text:span></text:p>
        </draw:rect>
        <draw:rect draw:style-name="gr6" draw:text-style-name="P3" draw:layer="layout" svg:width="18.288cm" svg:height="9.017cm" svg:x="1.381cm" svg:y="16.621cm">
          <text:p text:style-name="P3"/>
          <text:p text:style-name="P3"/>
          <text:p text:style-name="P3"/>
          <text:p text:style-name="P3">Contact us</text:p>
          <text:p text:style-name="P3">Contact form.</text:p>
          <text:p text:style-name="P3"/>
          <text:p text:style-name="P3"/>
          <text:p text:style-name="P3"/>
        </draw:rect>
        <draw:rect draw:style-name="gr7" draw:text-style-name="P1" draw:layer="layout" svg:width="18.289cm" svg:height="1.297cm" draw:transform="skewX (0.0092502450355682) rotate (0.0094247779607676) translate (1.328cm 16.723cm)">
          <text:p text:style-name="P1"><text:span text:style-name="T1">Logo</text:span> <text:s/><text:span text:style-name="T2">Language</text:span> <text:span text:style-name="T2">ContactUs</text:span> <text:span text:style-name="T2">Feedback and suggestions</text:span> <text:s text:c="11"/></text:p>
        </draw:rect>
        <draw:frame draw:style-name="gr8" draw:layer="layout" svg:width="16.764cm" svg:height="1.27cm" svg:x="1.762cm" svg:y="14.97cm">
          <draw:text-box>
            <text:p>Contactus.html</text:p>
          </draw:text-box>
        </draw:frame>
      </draw:page>
      <draw:page draw:name="page3" draw:style-name="dp1" draw:master-page-name="Default">
        <draw:frame draw:style-name="gr9" draw:layer="layout" svg:width="19.209cm" svg:height="1.673cm" svg:x="1.381cm" svg:y="1.486cm">
          <draw:text-box>
            <text:p>Tamil/index.html , Hindi/index.html, Kannada/index.html</text:p>
          </draw:text-box>
        </draw:frame>
        <draw:rect draw:style-name="gr6" draw:text-style-name="P3" draw:layer="layout" svg:width="18.288cm" svg:height="9.017cm" svg:x="1.635cm" svg:y="2.959cm">
          <text:p text:style-name="P3"/>
          <text:p text:style-name="P3"/>
          <text:p text:style-name="P3">Introduction to the language.</text:p>
          <text:p text:style-name="P3"/>
          <text:p text:style-name="P3"/>
          <text:p text:style-name="P3"/>
        </draw:rect>
        <draw:rect draw:style-name="gr7" draw:text-style-name="P1" draw:layer="layout" svg:width="18.289cm" svg:height="1.297cm" draw:transform="skewX (0.0092502450355682) rotate (0.0094247779607676) translate (1.635cm 2.892cm)">
          <text:p text:style-name="P1"><text:span text:style-name="T1">Logo</text:span> <text:s/><text:span text:style-name="T2">LanguageHome</text:span> <text:span text:style-name="T2">Lesson</text:span> <text:span text:style-name="T2">Activity</text:span> <text:span text:style-name="T2">Story</text:span> <text:s text:c="11"/></text:p>
        </draw:rect>
        <draw:rect draw:style-name="gr6" draw:text-style-name="P3" draw:layer="layout" svg:width="18.288cm" svg:height="9.017cm" svg:x="1.381cm" svg:y="16.621cm">
          <text:p text:style-name="P3"/>
          <text:p text:style-name="P3"/>
          <text:p text:style-name="P3"/>
          <text:p text:style-name="P3">Contact us</text:p>
          <text:p text:style-name="P3">Contact form.</text:p>
          <text:p text:style-name="P3"/>
          <text:p text:style-name="P3"/>
          <text:p text:style-name="P3"/>
        </draw:rect>
        <draw:frame draw:style-name="gr8" draw:layer="layout" svg:width="16.764cm" svg:height="1.27cm" svg:x="1.762cm" svg:y="14.97cm">
          <draw:text-box>
            <text:p>Contactus.html</text:p>
          </draw:text-box>
        </draw:frame>
        <draw:ellipse draw:style-name="gr10" draw:text-style-name="P1" draw:layer="layout" svg:width="5.461cm" svg:height="2.413cm" svg:x="2.397cm" svg:y="6.715cm">
          <text:p text:style-name="P1">Lessons</text:p>
        </draw:ellipse>
        <draw:ellipse draw:style-name="gr10" draw:text-style-name="P1" draw:layer="layout" svg:width="5.461cm" svg:height="2.413cm" svg:x="8.239cm" svg:y="6.842cm">
          <text:p text:style-name="P1">Activity</text:p>
        </draw:ellipse>
        <draw:ellipse draw:style-name="gr10" draw:text-style-name="P1" draw:layer="layout" svg:width="5.461cm" svg:height="2.413cm" svg:x="14.081cm" svg:y="6.842cm">
          <text:p text:style-name="P1">Game</text:p>
        </draw:ellipse>
      </draw:page>
      <draw:page draw:name="page4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 raj</meta:initial-creator>
    <meta:creation-date>2016-06-03T17:10:04</meta:creation-date>
    <dc:date>2016-06-03T17:24:50</dc:date>
    <dc:creator>s raj</dc:creator>
    <meta:editing-duration>PT14M55S</meta:editing-duration>
    <meta:editing-cycles>4</meta:editing-cycles>
    <meta:generator>OpenOffice/4.1.2$Unix OpenOffice.org_project/412m3$Build-9782</meta:generator>
    <meta:document-statistic meta:object-count="21"/>
  </office:meta>
</office:document-meta>
</file>